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e soleil brillait haut dans le ciel en cette douce journée de fin de printemps. Un air détendu sur le visage, Edward se promenait dans Palema, reprenant ainsi une habitude qu'il avait récemment perdue à cause de la succession d'événements qui étaient un à un venus bouleverser sa petite vie tranquille, aboutissant au final à son intégration au sein des Nephils. C'était il y a quoi, deux semaines peut-être ? En tout cas, suffisamment pour que le garçon ait eu le temps de digérer l'avalanche de révélations toutes plus incroyables les unes que les autres auxquels il avait été confronté et d'accepter sa nouvelle condition.</text:p>
      <text:p text:style-name="Standard"/>
      <text:p text:style-name="Standard">Tout en croquant allègrement à pleines dents dans une tablette de chocolat, le blondin errait donc au gré des rues du quartier Est de Palema. Voilà une sympathique découverte qu'il avait faite quelques jours plus tôt ; Edward pouvait à présent manger autant de sucreries qu'il le voulait sans se trouver mal ni prendre un gramme. Alors il ne s'en privait pas et portait désormais en permanence une coquette réserve de chocolat avec lui. Quant à savoir si c'était un trait que tous les contractants partageaient ou bien s'il lui était réservé, le garçon aux yeux de jade n'avait pas encore eu le temps de poser la question à l'un de ses mentors. Après tout, on lui avait promis des pouvoirs en rapport avec son vœu, et pour l'instant il n'avait perçu aucun changement, si ce n'était une meilleure condition physique -qui était elle a priori due à sa nouvelle nature- et cette particularité. Autant dire que jusqu'à présent, tout ceci était plutôt décevant.</text:p>
      <text:p text:style-name="Standard"/>
      <text:p text:style-name="Standard">Perdu dans ses songes, Edward continuait à déambuler sans réel but au fil des artères. C'est alors que, au moment de passer devant une petite ruelle sombre, l'adolescent remarqua quelque chose au milieu de celle-ci : une silhouette sombre à la forme humanoïde qui semblait en train de susurrer à l'oreille d'un mendiant assis là. Le souvenir douloureux de sa macabre découverte dans la maison familiale et les explications d'Alice refirent surface, s'imposant à son esprit. Une Ombre. Était-ce le fruit de la bonne fortune ou d'une autre force mystique, c'était la première fois qu'Edward en rencontrait une alors qu'il était seul. Les termes du contrat qu'il avait passé avec Bey étaient clairs : le garçon avait pour devoir de la combattre -et de faire son possible pour la détruire.</text:p>
      <text:p text:style-name="Standard"/>
      <text:p text:style-name="Standard">D'un pas hésitant, l'adolescent s'engagea dans la ruelle en essayant de se souvenir des consignes à appliquer en cas de confrontation. Première étape : le Kekkai. Arrivé à quelques pas de sa cible, Edward s'arrêta pour lui faire face. Il se concentra en imaginant un gros cube et l'instant d'après des parois translucides les isolaient lui et la créature malfaisante. Le blondin constata avec un étonnement mêlé de satisfaction que le mendiant avait disparu. Bon. Ça, c'était la partie facile. Maintenant, comment on se débarrassait de cette bestiole, qui plus est sans réel pouvoir ni arme ? L'adolescent allait malheureusement devoir trouver la réponse à cette question pendant l'action car l'Ombre, visiblement mécontente de s'être fait interrompre de la sorte, avait tourné son attention sur lui et s'apprêtait à lui faire sa fête.</text:p>
      <text:p text:style-name="Standard"/>
      <text:p text:style-name="Standard">Le coup de griffe passa si proche du visage d'Edward qu'une mèche de cheveux blonds s'envola, rasée par l'arme naturelle de la créature. Le garçon eut un mouvement de recul au dernier moment qui lui sauva probablement un œil dans la manœuvre et lâcha un soupir de soulagement en voyant qu'il n'avait rien. Profitant du déséquilibre provoqué par son assaut, il tenta de riposter en envoyant son poing dans ce qui semblait être le visage de l'Ombre, se projetant de tout son poids dans le mouvement. Sa main percuta de plein fouet sa cible, lui arrachant un cri de douleur au passage. La créature fit une embardée dans le mur au milieu duquel un beau cratère se forma. Malheureusement, l'élan emporta le Nephil qui se retrouva déséquilibré et s'étala de tout son long sur le bitume. L'Ombre fut plus prompte à se remettre et, à nouveau debout, entreprit d'étouffer Edward en l'écrasant de son pied. Ce dernier suffoqua un moment tout en se débattant du mieux qu'il pouvait. Mais l'emprise était puissante et les coups de poing rageurs qu'il donnait dans ses ersatz de jambes n'y changèrent rien. Il ne pouvait pas s'échapper. Le garçon regarda la créature lever sa patte griffue pour lui asséner le coup de grâce... <text:s/>Qui ne vint jamais. Dans un bruit sourd, l'Ombre s'écrasa juste à côté de lui, le crâne aplati par l'un des pans du mur qu'elle venait de percuter et qui n'avait pas <text:soft-page-break/>supporté le choc.</text:p>
      <text:p text:style-name="Standard"/>
      <text:p text:style-name="Standard">Pendant quelques secondes, Edward resta inerte, tentant tant bien que mal de reprendre son souffle. Il put assister à la décomposition du corps de sa « victime », le fessier toujours dans le goudron, les yeux écarquillés de surprise. Haletant, le blondin se releva doucement, les mains tremblantes. C'était la première fois qu'il se retrouvait autant en difficulté et la peur l'avait envahi pendant un moment. Son Kekkai disparut peu après alors qu'il se dirigeait vers la ruelle principale. Petit à petit, Edward réalisa à quel point il était passé proche d'un fin très désagréable.</text:p>
      <text:p text:style-name="Standard"/>
      <text:p text:style-name="Standard">-Wow, la chance.</text:p>
      <text:p text:style-name="Standard"/>
      <text:p text:style-name="Standard">Alors qu'il rejoignait la rue principale, le garçon remarqua alors un léger halo se diffusant à travers sa chemise. Intrigué, il s'arrêta au croisement pour déboutonner le haut de son vêtement et observer l'origine de ce scintillement. Sa marque s'était activée et c'était elle qui brillait. Étrange... On lui avait pourtant expliqué que ce n'était le cas que lorsqu'un contractant utilisait ses pouvoirs. Or Edward n'en avait rien fait. Ou en tout cas pas volontairement. Haussant les épaules, il referma ses boutons tout en lâchant un « meh » significatif. Après tout, il était loin d'avoir percé tous les secrets qui se cachaient derrière son contrat avec le petit chat noir.</text:p>
      <text:p text:style-name="P1">Tout en continuant sa promenade, Edward massait ses côtes douloureuses. L'adolescent se demandait s'il n'en avait pas une de fêlée, vu comment il souffrait en marchant. Est-ce que cela allait devenir son quotidien, maintenant qu'il était contractant ? Le souvenir de la masse sur sa poitrine lui fit espérer que ce n'était pas le cas. On lui avait dit qu'ils étaient en guerre, mais il y avait une différence entre savoir qu'elle existait et y participer. La confrontation avec la réalité était douloureuse, mais il n'avait pas d'autre choix que d'assumer à présent. Ceci dit, cela aurait plus facile avec de vrais pouvoirs, ou en acceptant de se servir de son arme. Et ce n'était pas comme s'il était à la base un combattant rompu aux corps-à-corps, ou à n'importe quel type d'affrontement d'ailleurs. S'il n'avait gagné celui dans la ruelle un peu plus tôt, ce n'était que grâce à une chance insolente. Il vaudrait peut-être mieux pour le blondin qu'il rentre au Q.G et qu'il passe par la case entraînement avant de s'offrir une nouvelle virée seul.</text:p>
      <text:p text:style-name="Standard"/>
      <text:p text:style-name="Standard">C'est donc l'esprit occupé par ces pensées défaitistes qu'Edward remontait l'artère principale. Il aurait préféré laisser ses songes s'évader un peu plus librement comme il le faisait jadis lors de ses promenades mais le cœur n'y était pas. Il espérait secrètement que ce plaisir revienne dans le futur mais rien n'était moins sûr. Et d'ici là, le blondin avait un paquet de choses à voir. Au détour d'une rue, Edward remarqua qu'un de ses lacets s'était défait (ça va, on s'fait pas trop chier niveau scénar.) -il paraîtrait que c'est chose commune lorsque l'on s'engage dans un combat à mort avec une Ombre. Il se pencha pour le refaire mais arrêta son geste en plein vol lorsque son regard croisa celui... d'un chat. Celui-ci semblait le dévisager avec insistance, au point de le mettre mal à l'aise. A moitié accroupi, une main sur sa chaussure, Edward cligna plusieurs fois des yeux. Il fixa le matou qui le fixait, sans trop savoir si c'était son imagination qui lui jouait des tours ou si l'animal s'intéressait vraiment à lui. Ses yeux se plissèrent lorsque d'un coup, il se souvint où est-ce qu'il avait déjà vu un pelage aussi noir.</text:p>
      <text:p text:style-name="Standard"/>
      <text:p text:style-name="Standard">-Bey ?</text:p>
      <text:p text:style-name="P1">Edward et le petit chat qu'il avait identifié comme étant son contracteur restèrent un moment à se fixer, l'air aussi ahuri l'un que l'autre. Alors que le garçon était sur le point de tourner les talons, convaincu que le matou en question était après tout un animal tout ce qu'il y a de plus classique dénué de tout pouvoir magique et que toute cette histoire était juste en train de lui monter à la tête, celui-ci se mit en action. Il vint se coller à lui avec un mouvement d'une lenteur presque théâtrale et se mit à parler d'une voix posée -comme la dernière fois. Ses yeux émeraudes grands ouverts, captivé par le chat parlant, Edward écoutait avidement.</text:p>
      <text:p text:style-name="Standard"/>
      <text:p text:style-name="Standard">-Je vois. Je ne pensais pas que combattre les Ombres serait si dur. </text:p>
      <text:p text:style-name="Standard"/>
      <text:p text:style-name="Standard">Juste après, Bey lui montra qu'il souhaitait l'accompagner perché sur son épaule. Un brin étonné, le blondin acquiesça finalement, bien trop intimidé pour se permettre de faire une réflexion. C'est ainsi que le garçon se releva avec le chat sur son épaule droite et se remit en route. Tout en sortant sa tablette de chocolat fétiche, il se remit à parler, un morceau fondant déjà dans sa bouche.</text:p>
      <text:p text:style-name="Standard"/>
      <text:p text:style-name="Standard">-J'étais juste en train de me balader quand je suis tombé sur cette Ombre. J'ai pas vraiment de but précis, mais si ça te va... Au fait, tu en veux ? Je crois que le chocolat c'est toxique pour les chats, mais comme je suis... Pas cent pour cent sûr de ce que tu es bah...</text:p>
      <text:p text:style-name="Standard"/>
      <text:p text:style-name="Standard">Il lui tendit la plaquette à son compagnon du jour en haussant des épaules. Sa franchise presque infantile était encore de mise. Il était fou de voir à quel point il s'adressait familièrement au contracteur. Ce n'était pas vraiment par manque de respect, simplement que l'adolescent avait beaucoup de mal à s'imaginer vouvoyer un animal. Au bout de quelques dizaines de mètres, Edward remarqua cependant que quelque chose avait changé chez la créature. Les yeux de Bey, qui la dernière fois étaient d'un rouge qui semblait tout droit sorti de l'enfer, avaient aujourd'hui une couleur bien plus naturelle. Peut-être qu'ils pouvaient changer de teinte, genre pour faire peur aux nouveaux ou quand il utilisait ses pouvoirs, à l'image de la marque des Nephils ?</text:p>
      <text:p text:style-name="Standard"/>
      <text:p text:style-name="Standard">-Qu'est-ce qui est arrivé à tes yeux ?</text:p>
      <text:p text:style-name="P1">Contre toute attente, Bey ne se gêna pas pour gober un bon morceau de chocolat. Et c'est qu'il semblait apprécier en plus. Edward avait bien fait de proposer au final. Comme quoi, cette créature était vraiment surprenante. Il lui adressa un sourire entendu tout en acquiesçant de la tête à son commentaire avant sentir une pointe de fierté lorsqu'il mentionna à nouveau son combat. Le garçon essaya de ne pas le montrer en regardant droit devant lui tout en continuant à marcher mais la risette dont il ne parvenait pas à se débarrasser au coin de sa bouche en disait long. Le contracteur servait probablement le même discours à tous les nouveaux Nephils, mais c'était difficile de ne pas se sentir flatté.</text:p>
      <text:p text:style-name="Standard"/>
      <text:p text:style-name="Standard">-Ah oui ? D'ailleurs, comment tu sais à qui tu fais passer des contrats ?</text:p>
      <text:p text:style-name="Standard"/>
      <text:p text:style-name="Standard">C'était assez pratique d'avoir Bey en tête-à-tête de la sorte, comme ça il pouvait lui poser des questions personnelles, le genre de choses auxquelles Juliet ou Alice ne pouvaient pas répondre. Et des questions, le blondin en avait un paquet. Il écouta l'explication du chaton au sujet de la couleur de ses yeux et hocha la tête d'un air satisfait. C'était cohérent. Et preuve de l'efficacité de cette technique, le garçon avait lui-même pris le contracteur pour un banal chat de gouttière quelques minutes plus tôt.</text:p>
      <text:p text:style-name="Standard"/>
      <text:p text:style-name="Standard">Le petit chat lui demanda ensuite comment il se faisait à sa nouvelle vie. Légèrement interloqué par la question, le blondin se mit rapidement à y réfléchir. Avec tout ce qui s'était passé ces dernières semaines, il n'avait pas vraiment eu le temps de prendre du recul. Commet ça se passait ? En y réfléchissant bien, Edward était un peu dépassé par les événements. On lui avait expliqué des choses, on l'avait conseillé, mais au final l'univers dans lequel il avait atterri était tellement improbable et profond qu'il n'en verrait probablement jamais le bout. Depuis qu'ils avaient passé ce fameux contrat, l'adolescent s'était souvent retrouvé livré à lui-même et ce n'était pas toujours facile de se débrouiller seul.</text:p>
      <text:p text:style-name="Standard"/>
      <text:p text:style-name="Standard">-Eh bien... Ca va, je commence à m'y faire. Je suis souvent seul donc il faut que je trouve d'autres gens pour m'apprendre et m'expliquer. J'ai commencé à m'entraîner, mais je t'avoue que j'ai encore du mal à comprendre ce que font mes pouv...</text:p>
      <text:p text:style-name="Standard"/>
      <text:p text:style-name="Standard">Le jeune homme s'arrêta brusquement dans sa phrase. Il plissa des yeux et se mit à regarder fixement le petit chat toujours perché sur son épaule comme s'il venait de réaliser quelque chose. Qui d'autre que lui pouvait bien l'éclairer sur sa nouvelle nature ?</text:p>
      <text:p text:style-name="Standard"/>
      <text:p text:style-name="Standard">-Les pouvoirs que [i]tu[/i] m'as donnés.</text:p>
      <text:p text:style-name="P1">Bey prenait définitivement son temps pour répondre à ses questions. C'était plutôt bon signe, cela signifiait qu'il se donnait du mal pour lui fournir les meilleures explications possible. Alors pour lui faire honneur, Edward essayait d'écouter du mieux qu'il le pouvait. Il hocha simplement la tête lorsque le contracteur lui donna les trois raisons qui pouvait le pousser à proposer un contrat. Son cas était le plus simple d'entre eux, mais cela lui convenait. Ce n'était pas comme s'il avait vraiment cherché à devenir contractant après tout.</text:p>
      <text:p text:style-name="Standard"/>
      <text:p text:style-name="Standard">La question sur ses pouvoirs sembla plonger le petit chat dans une réflexion encore plus intense et son air mystérieux accentua l'intérêt du garçon à son égard. Lorsque la réponse vint finalement, il se mit à marcher un peu plus lentement pour être sûr de bien entendre. Edward sembla à son tour se concentrer sérieusement. Le sujet méritait en effet qu'il y prête particulièrement attention, il s'agissait tout de même de ses nouvelles capacités, et donc par extension de comment il pourrait se rendre utile à son nouveau groupe.</text:p>
      <text:p text:style-name="Standard"/>
      <text:p text:style-name="Standard">-Je vois, mentit-il.</text:p>
      <text:p text:style-name="Standard"/>
      <text:p text:style-name="Standard">Edward n'avait pas vraiment compris le sens de ce qu'avait dit Bey. La seule conclusion qu'il en avait tirée était qu'il n'obtiendrait pas de description explicite de ce que faisaient ses pouvoirs. Le garçon se renfrogna légèrement et fit une moue d'enfant capricieux mais n'ajouta rien. Il allait devoir découvrir ce dont il était désormais capable par lui-même. Cela ne l'étonnait qu'à moitié mais il avait espéré l'espace d'un instant que le chat soit un peu plus coopératif. Tout en continuant à marcher, Edward réfléchit à quelles questions il pourrait à présent poser à ce dernier. </text:p>
      <text:p text:style-name="Standard"/>
      <text:p text:style-name="Standard">Le soleil commençait à se faire bas et s'ils y voyaient encore plutôt bien, ce ne serait plus le cas dans une heure ou deux. La question de la prochaine question allait cependant devoir attendre. Au détour d'une nouvelle ruelle, étrangement similaire à celle dans laquelle le Nephil s'était battu un peu plus tôt, celui-ci aperçut une nouvelle créature drapée de noir. Edward s'arrêta pour se tourner dans sa direction en penchant la tête sur le côté -geste instinctif qu'il allait peut-être devoir arrêter de faire systématiquement un jour.</text:p>
      <text:p text:style-name="Standard"/>
      <text:p text:style-name="Standard">-Encore du grabuge ? Décidément...</text:p>
      <text:p text:style-name="P1">L'espace d'un instant, Edward espéra que Bey participe au combat. Il devait probablement posséder une puissance largement supérieure à la sienne et vue la tournure qu'avait pris son combat un peu plus tôt, le Nephil n'était pas particulièrement enthousiaste à l'idée de remettre le couvert. Évidemment, le contracteur n'en fit rien, préférant se mettre à l'écart et observer la scène bien tranquillement. C'était au final assez prévisible. Il était de notoriété publique que les Dieux étaient des êtres capricieux, et la réputation des chats à ce sujet n'avait rien à leur envier. Alors un écureuil apparenté chat-contracteur apparenté Dieu... </text:p>
      <text:p text:style-name="Standard"/>
      <text:p text:style-name="Standard">-Ah ? Bon, d'accord...</text:p>
      <text:p text:style-name="Standard"/>
      <text:p text:style-name="Standard">Edward lâcha un léger soupir résigné avant de s'avancer vers la créature malfaisante. Sa difformité horripilait le blondin et sa monomanie de l'harmonie, dont le rythme cardiaque semblait s'être accéléré. Il appréhendait clairement le combat à venir et un observateur avisé aurait peut-être pu noter le très léger tremblement qui agitait ses mains. Et s'il échouait ? S'il perdait ce combat, que se passerait-il ? Bey viendrait-il l'aider s'il se retrouvait en difficulté, ou bien le blondin allait-il devoir risquer sa vie ? Quand bien même, quelle serait la réaction du contracteur en cas d'échec ? Est-ce qu'on pouvait être renvoyé de chez les Nephils ?</text:p>
      <text:p text:style-name="Standard"/>
      <text:p text:style-name="Standard">Edward s'arrêta à quelques pas de l'Ombre. Il prit une profonde inspiration et décida que les réponses à ces questions viendraient en temps voulu et que pour l'heure, il avait d'autres chats à fouetter -ironiquement (en fait c'est drôle parce que Marguerite est un chat hue hue). Le contractant ferma les yeux et fit apparaître un Kekkaï dans cette ruelle sombre aux allures étrangement familières. Sa pression artérielle sembla augmenter instantanément. Pendant un instant, le blondin eut le souffle coupé, séquelle de son précédent combat qui l'avait laissé largement diminué. Il n'avait vraiment pas l'habitude de ces efforts intenses et durables et tous les muscles de son corps protestaient à l'idée d'y retourner. Le garçon ignora les signaux de son organisme et se jeta à l'assaut, bien déterminé à rayer cette abomination de ce plan de l'existence. </text:p>
      <text:p text:style-name="Standard"/>
      <text:p text:style-name="Standard">Son élan fut cependant bien vite coupé par ladite monstruosité, qui planta les appendices qui lui servaient de pieds bien ancrées dans le sol et qui le mit sans mal au tapis d'une cravate bien sentie. La respiration à nouveau coupée par le choc, Edward se hissa à bout de bras pour essayer de se relever tout en reprenant son souffle bon gré, mal gré sous les yeux amusés de l'Ombre qui armait son arme pour lui asséner un coup de griffe.</text:p>
      <text:p text:style-name="Standard"/>
      <text:p text:style-name="Standard">-La... vache.</text:p>
      <text:p text:style-name="P1">Le cœur d'Edward battait à tout rompre, comme s'il cherchait à s'extirper de sa cage thoracique, et ses battements résonnaient violemment dans ses tympans. Le garçon cracha une gerbe de sang alors qu'il se tenait à bout de bras, essayant tant bien que mal de retrouver quelques repères en attendant le coup de griffe fatal de l'immonde créature. Qui ne vint jamais. Un souffle se produisit dans son dos et une ombre sembla se jeter sur son agresseur. La vue légèrement brouillée, Edward ne parvint pas à voir la scène vraiment distinctement, mais distingua tout de même une griffe voler en direction du bras de la créature jusque avant que celle-ci le l'envoie sur sa tête à lui.</text:p>
      <text:p text:style-name="Standard"/>
      <text:p text:style-name="Standard">Ainsi Bey était finalement entré en scène. Un peu perdu entre la douleur et la peur vint s’immiscer un fragile sentiment de soulagement. Soulagement qui fut de bien courte durée. Alors qu'Edward parvenait finalement à se relever au prix d'un effort conséquent, l'Ombre se ressaisit également. Le coup de griffe du félin l'avait à peine écorché suffisamment pour la déconcentrer un instant. Un peu décevant de la part d'un contracteur, mais passons. Toujours était-il que la créature avait reporté son attention sur l'adolescent qui l'avait attaquée et elle voulut finir le travail qu'elle avait commencé en arrachant la tête de l'insolent d'un coup de griffe. Celui-ci l'évita au dernier moment en se jetant sur le côté. En se relevant d'une roulade pour se mettre accroupi, Edward entendit le conseil de Marguerite.</text:p>
      <text:p text:style-name="Standard"/>
      <text:p text:style-name="Standard">Pendant un instant, il la fixa comme s'il ne comprenait pas ce dont elle parlait. Un frisson lui parcourut l'échine alors qu'il laissait échapper une grimace éloquente. Son arme. Cette horrible faux, dont la grossièreté n'avait d'égale que sa dysharmonie ? Cet objet aussi symétrique qu'un unijambiste ? Très peu pour lui.</text:p>
      <text:p text:style-name="Standard"/>
      <text:p text:style-name="Standard">-Je euh... Non.</text:p>
      <text:p text:style-name="Standard"/>
      <text:p text:style-name="Standard">Le garçon rassembla ensuite le peu de forces qu'il lui restait pour se jeter de nouveau dans la bataille, distribuant donc coups de poing et de pied faute de mieux. La question que le chat noir se posait intérieurement était on ne peut plus légitime. On était en droit de se demander comment certaines personnes avaient fait pour survivre aussi longtemps, et Edward et son obsession de la symétrie en étaient un exemple typique. Alors qu'il se jetaient dans le dos de l'Ombre avec le vain espoir de lui infliger quelque coup, le blondin se remit à parler.</text:p>
      <text:p text:style-name="Standard"/>
      <text:p text:style-name="Standard">-On est pas justement censés avoir des pouvoirs pour ces trucs là ?</text:p>
      <text:p text:style-name="P1">Toujours aux prises avec l'Ombre, Edward peinait à interpréter correctement les conseils que lui donnait Bey. Il martelait le haut du crâne de la bête de ses poings rageurs avec autant d'effet que s'il frappait un mur de briques, très exactement comme le suggéraient les avertissements du chat noir. De guerre lasse, le garçon finit par mettre un terme à ses coups de boutoir réalisant finalement que cela ne menait à rien. </text:p>
      <text:p text:style-name="Standard"/>
      <text:p text:style-name="Standard">Toujours agrippé au cou de l'Ombre de ses deux mains, il prit un moment pour retrouver son souffle et réfléchir un peu. Son visage avait prit une teinte rouge cramoisie et sa coiffure d'ordinaire déjà peu soignée était dans un désordre innommable. Edward n'était clairement pas un sportif aguerri, et son organisme supportait mal de devoir enchaîner deux combats aussi intenses dans un intervalle de temps si court. Tout en soufflant comme un bœuf en cherchant sa respiration, le blondin daigna finalement répondre au contracteur.</text:p>
      <text:p text:style-name="Standard"/>
      <text:p text:style-name="Standard">-Nan mais... Humpf, Ca, je sais. Je sais invoque mon arme. C'est juste que... j'veux pas.</text:p>
      <text:p text:style-name="Standard"/>
      <text:p text:style-name="Standard">Une légère pointe d'hésitation se fit entendre avant qu'il ne prononce ses derniers mots. Si les motivations de cette réticence étaient extrêmement claires dans sa tête, Edward savait tout de même qu'il pouvait paraître stupide en refusant de se servir de sa seule arme. Mais son trouble semi-autistique et le toc qui en découlait ne lui permettaient pas de faire abstraction de la forme asymétrique de celle-ci. </text:p>
      <text:p text:style-name="Standard"/>
      <text:p text:style-name="Standard">Profitant de ses tergiversions, l'Ombre s'était quant à elle remise en action ; d'une main, elle retira l'insecte qui lui collait toujours dans le dos avant de le projeter au loin. L'adolescent valdingua jusqu'à faire la rencontre d'un mur, malheureusement pas le premier de la journée. Il chuta lourdement au sol tandis que l'Ombre revancharde de s'être fait titiller de la sorte chargeait dans sa direction. Edward se releva tant bien que mal, un genoux à terre. D'un revers de manche, il essuya le filet de sang qui perlait d'une de ses narines, son nez n'ayant visiblement pas apprécié cette nouvelle rencontre avec la brique. Dissimulé entre la douleur et l'épuisement, un petit air ennuyé sembla cependant apparaître fugacement.</text:p>
      <text:p text:style-name="Standard"/>
      <text:p text:style-name="Standard">-... T'es sûr qu'il n'y a pas d'autre solution hein ? [i]Vraiment[/i] ?</text:p>
      <text:p text:style-name="Standard"/>
      <text:p text:style-name="Standard">Le Nephil ferma un instant les yeux alors même que la créature fondait sur lui. A l'instant même où sa griffe allait le scalper, une gigantesque faux apparut et dévia l'assaut dans un bruit métallique à faire frissonner. Edward subit eut un mouvement de recul à cause de la force de l'impact et de sa main libre -celle qui ne tenait pas la faux- il empoigna son cœur. A l'instar du Kekkai, la matérialisation de son arme était extrêmement coûteuse en énergie vu son faible entraînement. Alice lui avait expliqué qu'elle était une manifestation physique de sa propre âme, expliquant ainsi en partie la douleur. Semblant oublier un instant à quel point il souffrait, Edward parvint à arracher une grimace.</text:p>
      <text:p text:style-name="Standard"/>
      <text:p text:style-name="Standard">-...Quelle horreur.</text:p>
      <text:p text:style-name="Standard"/>
      <text:p text:style-name="Standard">Vous savez ce qu'on dit ; Chassez le naturel...</text:p>
      <text:p text:style-name="P1">Le premier assaut détourné, Edward eut une seconde à lui pour souffler. Sa respiration était haletante et il était clair que le garçon n'était pas loin d'atteindre sa limite. Une bien piètre performance de sa part, sous les yeux de son contracteur en personne. Mais pour l'heure, le blondin n'avait pas le loisir de se soucier de l'image qu'il renvoyait. L'animal semi-divin en question venait de voler à son secours, se jetant sur l'Ombre toute griffe dehors. Si cela lui donnait un moment de répit, Edward s'étonna de ne pas voir Bey se battre autrement, sans trop savoir pour autant à quoi il s'attendait.</text:p>
      <text:p text:style-name="Standard"/>
      <text:p text:style-name="Standard">Toujours était-il que la diversion que celui-ci lui avait offerte lui permettait de reprendre le dessus. Pas le temps de niaiser. Plus vite il mettrait fin à ce combat, plus vite le Nephil pourrait faire disparaître l'arme difforme qu'il tenait dans sa main gauche de sa vue. Il se releva tant bien que mal en s'appuyant sur ladite arme et planta son regard émeraude dans celui de l'Ombre. L'un des coups de pattes de Bey à destination de ses jambes atteint sa cible au niveau du talon. A la manière d'un humain à qui on aurait sectionné le tendon, la créature s'affaissa alors, posant un genou à terre. Un petit sourire de satisfaction fendit la trogne du blondin -qui n'en menait pas large au demeurant- et il abattit sa faux dans un grand mouvement circulaire, tranchant net l'appendice qui lui servait de tête.</text:p>
      <text:p text:style-name="Standard"/>
      <text:p text:style-name="Standard">Le corps du monstre tomba dans un bruit sourd sur le sol, soulevant au passage un petit nuage de poussière, puis un silence assourdissant régna sur la scène. La poitrine d'Edward se soulevait au rythme soutenu de ses respirations, seul son venant le briser. Finalement, celui-ci se tourna vers Bey, son sourire toujours accroché à ses lèvres malgré les grimaces de douleur. Les murs verdâtres de son Kekkaï se mirent à scintiller avant de disparaître alors que l'adolescent s'écroulait, emporté par la fatigue, laissant place à une ruelle vierge de cadavre d'Ombre. Il parvint tout juste à articuler deux mots avant de rejoindre son adversaire allongé sur le béton et de sombrer dans l'inconscience.</text:p>
      <text:p text:style-name="Standard"/>
      <text:p text:style-name="Standard">-Comment... j'étai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6-23T12:41:53.04</meta:creation-date>
    <dc:date>2017-10-02T14:51:30.53</dc:date>
    <meta:editing-duration>PT23H40M38S</meta:editing-duration>
    <meta:editing-cycles>867</meta:editing-cycles>
    <meta:generator>OpenOffice/4.1.3$Win32 OpenOffice.org_project/413m1$Build-9783</meta:generator>
    <meta:document-statistic meta:table-count="0" meta:image-count="0" meta:object-count="0" meta:page-count="10" meta:paragraph-count="55" meta:word-count="4266" meta:character-count="25336"/>
  </office:meta>
</office:document-meta>
</file>